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35bb" officeooo:paragraph-rsid="001235b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57e6" officeooo:paragraph-rsid="001257e6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257e6" officeooo:paragraph-rsid="001257e6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257e6" officeooo:paragraph-rsid="001257e6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d8484" officeooo:paragraph-rsid="001d8484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206a44" officeooo:paragraph-rsid="00206a44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21e9b7" officeooo:paragraph-rsid="0021e9b7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d8484" officeooo:paragraph-rsid="001d848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e73d7" officeooo:paragraph-rsid="001e73d7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e73d7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59432" style:font-size-asian="10.5pt" style:font-size-complex="12pt"/>
    </style:style>
    <style:style style:name="T3" style:family="text">
      <style:text-properties fo:font-size="12pt" officeooo:rsid="001e73d7" style:font-size-asian="10.5pt" style:font-size-complex="12pt"/>
    </style:style>
    <style:style style:name="T4" style:family="text">
      <style:text-properties style:font-name="Liberation Mono" fo:font-size="11pt" fo:font-style="normal" fo:font-weight="normal" style:font-size-asian="11pt" style:font-style-asian="normal" style:font-weight-asian="normal" style:font-size-complex="12pt"/>
    </style:style>
    <style:style style:name="T5" style:family="text">
      <style:text-properties style:font-name="Liberation Mono" fo:font-size="11pt" fo:font-style="normal" fo:font-weight="normal" officeooo:rsid="001e73d7" style:font-size-asian="11pt" style:font-style-asian="normal" style:font-weight-asian="normal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rete 2D FNO</text:p>
      <text:list text:style-name="L1">
        <text:list-item>
          <text:p text:style-name="P4">Function Spaces in 2D</text:p>
          <text:p text:style-name="P5"><draw:frame draw:style-name="fr1" draw:name="Object8" text:anchor-type="as-char" svg:y="-0.1484in" svg:width="1.6457in" svg:height="0.2189in" draw:z-index="5"><draw:object xlink:href="./Object 8" xlink:type="simple" xlink:show="embed" xlink:actuate="onLoad"/><draw:image xlink:href="./ObjectReplacements/Object 8" xlink:type="simple" xlink:show="embed" xlink:actuate="onLoad"/></draw:frame></text:p>
          <text:p text:style-name="P8"><text:span text:style-name="T1"><draw:frame draw:style-name="fr1" draw:name="Object9" text:anchor-type="as-char" svg:y="-0.152in" svg:width="0.8839in" svg:height="0.2134in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1"><text:s/></text:span><text:span text:style-name="T3">functions from </text:span><text:span text:style-name="T3"><draw:frame draw:style-name="fr1" draw:name="Object13" text:anchor-type="as-char" svg:y="-0.1484in" svg:width="0.498in" svg:height="0.1902in" draw:z-index="7"><draw:object xlink:href="./Object 13" xlink:type="simple" xlink:show="embed" xlink:actuate="onLoad"/><draw:image xlink:href="./ObjectReplacements/Object 13" xlink:type="simple" xlink:show="embed" xlink:actuate="onLoad"/></draw:frame></text:span></text:p>
          <text:p text:style-name="P9"><text:span text:style-name="T1">These </text:span><text:span text:style-name="T1"><draw:frame draw:style-name="fr1" draw:name="Object10" text:anchor-type="as-char" svg:y="-0.1484in" svg:width="0.0807in" svg:height="0.1846in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s/>functions in </text:span><text:span text:style-name="T1"><draw:frame draw:style-name="fr1" draw:name="Object11" text:anchor-type="as-char" svg:y="-0.152in" svg:width="0.4374in" svg:height="0.2134in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s/>are continuous except the possible discontinuity points</text:span></text:p>
          <text:p text:style-name="P9"><text:span text:style-name="T1">{</text:span><text:span text:style-name="T1"><draw:frame draw:style-name="fr1" draw:name="Object12" text:anchor-type="as-char" svg:y="-0.1484in" svg:width="0.0161in" svg:height="0.1846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<draw:frame draw:style-name="fr1" draw:name="Object14" text:anchor-type="as-char" svg:y="-0.172in" svg:width="0.4425in" svg:height="0.2083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1">}, in these points we define </text:span><text:span text:style-name="T1"><draw:frame draw:style-name="fr1" draw:name="Object15" text:anchor-type="as-char" svg:y="-0.152in" svg:width="0.6492in" svg:height="0.2134in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"><text:s/>as </text:span><text:span text:style-name="T1"><draw:frame draw:style-name="fr1" draw:name="Object16" text:anchor-type="as-char" svg:y="-0.2602in" svg:width="4.1374in" svg:height="0.4098in" draw:z-index="14"><draw:object xlink:href="./Object 16" xlink:type="simple" xlink:show="embed" xlink:actuate="onLoad"/><draw:image xlink:href="./ObjectReplacements/Object 16" xlink:type="simple" xlink:show="embed" xlink:actuate="onLoad"/></draw:frame></text:span></text:p>
          <text:p text:style-name="P10"><text:span text:style-name="T3">Let </text:span><text:span text:style-name="T3"><draw:frame draw:style-name="fr1" draw:name="Object7" text:anchor-type="as-char" svg:y="-0.1484in" svg:width="0.311in" svg:height="0.2098in" draw:z-index="15"><draw:object xlink:href="./Object 7" xlink:type="simple" xlink:show="embed" xlink:actuate="onLoad"/><draw:image xlink:href="./ObjectReplacements/Object 7" xlink:type="simple" xlink:show="embed" xlink:actuate="onLoad"/></draw:frame></text:span><text:span text:style-name="T4">be the component-wise periodic extension to </text:span><text:span text:style-name="T4"><draw:frame draw:style-name="fr1" draw:name="Object17" text:anchor-type="as-char" svg:y="-0.1484in" svg:width="0.1165in" svg:height="0.1846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"><text:s/></text:span><text:span text:style-name="T5">of </text:span><text:span text:style-name="T5"><draw:frame draw:style-name="fr1" draw:name="Object18" text:anchor-type="as-char" svg:y="-0.152in" svg:width="0.9126in" svg:height="0.2134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5">,</text:span></text:p>
          <text:p text:style-name="P9"><text:span text:style-name="T4">where </text:span><text:span text:style-name="T4"><draw:frame draw:style-name="fr1" draw:name="Object19" text:anchor-type="as-char" svg:y="-0.1484in" svg:width="1.6283in" svg:height="0.2098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    <text:p text:style-name="P9"><text:span text:style-name="T4">Let the numbers </text:span><text:span text:style-name="T4"><draw:frame draw:style-name="fr1" draw:name="Object20" text:anchor-type="as-char" svg:y="-0.1484in" svg:width="0.5508in" svg:height="0.1846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text:s/>and the functions </text:span><text:span text:style-name="T4"><draw:frame draw:style-name="fr1" draw:name="Object21" text:anchor-type="as-char" svg:y="-0.1484in" svg:width="1.2965in" svg:height="0.2098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4"><text:s/>be given</text:span></text:p>
        </text:list-item>
        <text:list-item>
          <text:p text:style-name="P4">Discrete FNO</text:p>
          <text:list>
            <text:list-item>
              <text:p text:style-name="P3"><text:span text:style-name="T1">The Convolution </text:span><text:span text:style-name="T2">(</text:span><text:span text:style-name="T2"><draw:frame draw:style-name="fr1" draw:name="Object5" text:anchor-type="as-char" svg:y="-0.1484in" svg:width="3.3098in" svg:height="0.2098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)</text:span></text:p>
              <text:p text:style-name="P4"><draw:frame draw:style-name="fr1" draw:name="Object1" text:anchor-type="as-char" svg:y="-0.1819in" svg:width="5.1484in" svg:height="0.2736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4">The Convolution Component-wise</text:p>
              <text:p text:style-name="P4"><draw:frame draw:style-name="fr1" draw:name="Object2" text:anchor-type="as-char" svg:y="-0.472in" svg:width="4.6937in" svg:height="0.919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2 with the Fourier Transform</text:p>
              <text:p text:style-name="P3"><draw:frame draw:style-name="fr1" draw:name="Object3" text:anchor-type="as-char" svg:y="-0.4055in" svg:width="3.822in" svg:height="0.777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  <text:list-item>
              <text:p text:style-name="P4">3 in Vector Form</text:p>
              <text:p text:style-name="P4"><draw:frame draw:style-name="fr1" draw:name="Object4" text:anchor-type="as-char" svg:y="-0.172in" svg:width="3.8146in" svg:height="0.23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text:p text:style-name="P4"><draw:frame draw:style-name="fr1" draw:name="Object6" text:anchor-type="as-char" svg:y="-0.172in" svg:width="3.072in" svg:height="0.2335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</text:list>
        </text:list-item>
        <text:list-item>
          <text:p text:style-name="P4">FNO for continuous functions</text:p>
          <text:p text:style-name="P6">Let <draw:frame draw:style-name="fr1" draw:name="Object22" text:anchor-type="as-char" svg:y="-0.172in" svg:width="2.8575in" svg:height="0.2335in" draw:z-index="21"><draw:object xlink:href="./Object 22" xlink:type="simple" xlink:show="embed" xlink:actuate="onLoad"/><draw:image xlink:href="./ObjectReplacements/Object 22" xlink:type="simple" xlink:show="embed" xlink:actuate="onLoad"/></draw:frame><text:s/>or shortly <draw:frame draw:style-name="fr1" draw:name="Object23" text:anchor-type="as-char" svg:y="-0.172in" svg:width="0.9839in" svg:height="0.2335in" draw:z-index="22"><draw:object xlink:href="./Object 23" xlink:type="simple" xlink:show="embed" xlink:actuate="onLoad"/><draw:image xlink:href="./ObjectReplacements/Object 23" xlink:type="simple" xlink:show="embed" xlink:actuate="onLoad"/></draw:frame></text:p>
          <text:p text:style-name="P6">given by its Fourier series component-wisely, for example: <draw:frame draw:style-name="fr1" draw:name="Object24" text:anchor-type="as-char" svg:y="-0.1752in" svg:width="3.9484in" svg:height="0.2665in" draw:z-index="23"><draw:object xlink:href="./Object 24" xlink:type="simple" xlink:show="embed" xlink:actuate="onLoad"/><draw:image xlink:href="./ObjectReplacements/Object 24" xlink:type="simple" xlink:show="embed" xlink:actuate="onLoad"/></draw:frame></text:p>
          <text:p text:style-name="P7">Similarly let <draw:frame draw:style-name="fr1" draw:name="Object25" text:anchor-type="as-char" svg:y="-0.172in" svg:width="1.4272in" svg:height="0.2335in" draw:z-index="24"><draw:object xlink:href="./Object 25" xlink:type="simple" xlink:show="embed" xlink:actuate="onLoad"/><draw:image xlink:href="./ObjectReplacements/Object 25" xlink:type="simple" xlink:show="embed" xlink:actuate="onLoad"/></draw:frame>, where <draw:frame draw:style-name="fr1" draw:name="Object26" text:anchor-type="as-char" svg:y="-0.1752in" svg:width="4.0693in" svg:height="0.2665in" draw:z-index="25"><draw:object xlink:href="./Object 26" xlink:type="simple" xlink:show="embed" xlink:actuate="onLoad"/><draw:image xlink:href="./ObjectReplacements/Object 26" xlink:type="simple" xlink:show="embed" xlink:actuate="onLoad"/></draw:frame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0:17:38.594000000</meta:creation-date>
    <dc:date>2024-03-12T15:17:44.196000000</dc:date>
    <meta:editing-duration>PT6H39M20S</meta:editing-duration>
    <meta:editing-cycles>18</meta:editing-cycles>
    <meta:generator>LibreOffice/7.6.4.1$Windows_X86_64 LibreOffice_project/e19e193f88cd6c0525a17fb7a176ed8e6a3e2aa1</meta:generator>
    <meta:document-statistic meta:table-count="0" meta:image-count="0" meta:object-count="26" meta:page-count="1" meta:paragraph-count="23" meta:word-count="87" meta:character-count="508" meta:non-whitespace-character-count="431"/>
  </office:meta>
</office:document-meta>
</file>

<file path=Object 1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>r</mi>
              <mo stretchy="false">∗</mo>
              <mi>u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row>
          <mo stretchy="false">∫</mo>
          <mrow>
            <msub>
              <mo stretchy="false">∫</mo>
              <mi>R</mi>
            </msub>
            <mi>r</mi>
          </mrow>
        </mrow>
      </mrow>
      <mrow>
        <mrow>
          <mo fence="true" form="prefix" stretchy="false">(</mo>
          <mrow>
            <mrow>
              <mrow>
                <msub>
                  <mi>x</mi>
                  <mn>1</mn>
                </msub>
                <mo stretchy="false">−</mo>
                <msub>
                  <mi>y</mi>
                  <mn>1</mn>
                </msub>
              </mrow>
              <mi>,</mi>
              <mrow>
                <msub>
                  <mi>x</mi>
                  <mn>2</mn>
                </msub>
                <mo stretchy="false">−</mo>
                <msub>
                  <mi>y</mi>
                  <mn>2</mn>
                </msub>
              </mrow>
            </mrow>
          </mrow>
          <mo fence="true" form="postfix" stretchy="false">)</mo>
        </mrow>
        <mo stretchy="false">∗</mo>
        <mi>u</mi>
      </mrow>
      <mrow>
        <mo fence="true" form="prefix" stretchy="false">(</mo>
        <mrow>
          <mrow>
            <msub>
              <mi>y</mi>
              <mn>1</mn>
            </msub>
            <mi>,</mi>
            <msub>
              <mi>y</mi>
              <mn>2</mn>
            </msub>
          </mrow>
        </mrow>
        <mo fence="true" form="postfix" stretchy="false">)</mo>
      </mrow>
      <msub>
        <mi mathvariant="italic">dy</mi>
        <mn>1</mn>
      </msub>
      <msub>
        <mi mathvariant="italic">dy</mi>
        <mn>2</mn>
      </msub>
      <mspace width="2em"/>
      <msub>
        <mi>x</mi>
        <mn>1</mn>
      </msub>
      <mi>,</mi>
      <mrow>
        <msub>
          <mi>x</mi>
          <mn>2</mn>
        </msub>
        <mo stretchy="false">∈</mo>
        <mi>R</mi>
      </mrow>
    </mrow>
    <annotation encoding="StarMath 5.0">v(x_{1},x_{2})=(r*u)(x_{1},x_{2})= int int_{R} r(x_{1}-y_{1},x_{2}-y_{2})*u(y_{1},y_{2})dy_{1}dy_{2} ~ x_{1},x_{2}in R
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row>
      <msub>
        <mi>C</mi>
        <mi>p</mi>
      </msub>
      <mrow>
        <mo fence="true" form="prefix" stretchy="false">(</mo>
        <mrow>
          <mi>R</mi>
        </mrow>
        <mo fence="true" form="postfix" stretchy="false">)</mo>
      </mrow>
    </mrow>
    <annotation encoding="StarMath 5.0">C_{p}(R)</annotation>
  </semantics>
</math>
</file>

<file path=Object 12/content.xml><?xml version="1.0" encoding="utf-8"?>
<math xmlns="http://www.w3.org/1998/Math/MathML" display="block">
  <semantics>
    <mrow/>
    <annotation encoding="StarMath 5.0">{}</annotation>
  </semantics>
</math>
</file>

<file path=Object 13/content.xml><?xml version="1.0" encoding="utf-8"?>
<math xmlns="http://www.w3.org/1998/Math/MathML" display="block">
  <semantics>
    <mrow>
      <mover accent="true">
        <mi>C</mi>
        <mo>¯</mo>
      </mover>
      <mrow>
        <mo fence="true" form="prefix" stretchy="false">[</mo>
        <mrow>
          <mrow>
            <mn>0</mn>
            <mi>,</mi>
            <mn>1</mn>
          </mrow>
        </mrow>
        <mo fence="true" form="postfix" stretchy="false">]</mo>
      </mrow>
    </mrow>
    <annotation encoding="StarMath 5.0">overline {C}[0,1]</annotation>
  </semantics>
</math>
</file>

<file path=Object 14/content.xml><?xml version="1.0" encoding="utf-8"?>
<math xmlns="http://www.w3.org/1998/Math/MathML" display="block">
  <semantics>
    <mrow>
      <mi>k</mi>
      <mrow>
        <mi mathvariant="normal">:</mi>
        <mo stretchy="false">∈</mo>
        <msup>
          <mi>Z</mi>
          <mn>2</mn>
        </msup>
      </mrow>
    </mrow>
    <annotation encoding="StarMath 5.0">k : in Z^{2}</annotation>
  </semantics>
</math>
</file>

<file path=Object 15/content.xml><?xml version="1.0" encoding="utf-8"?>
<math xmlns="http://www.w3.org/1998/Math/MathML" display="block">
  <semantics>
    <mrow>
      <mrow>
        <mi>f</mi>
        <mo stretchy="false">∈</mo>
        <msub>
          <mi>C</mi>
          <mi>p</mi>
        </msub>
      </mrow>
      <mrow>
        <mo fence="true" form="prefix" stretchy="false">(</mo>
        <mrow>
          <mi>R</mi>
        </mrow>
        <mo fence="true" form="postfix" stretchy="false">)</mo>
      </mrow>
    </mrow>
    <annotation encoding="StarMath 5.0">f in C_{p}(R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k</mi>
                <mn>1</mn>
              </msub>
              <mi>,</mi>
              <msub>
                <mi>k</mi>
                <mn>2</mn>
              </msub>
            </mrow>
          </mrow>
          <mo fence="true" form="postfix" stretchy="false">)</mo>
        </mrow>
        <mo stretchy="false">=</mo>
        <mfrac>
          <mrow>
            <mi>f</mi>
            <mrow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  <mo stretchy="false">+</mo>
              <mi>f</mi>
            </mrow>
            <mrow>
              <mrow>
                <mo fence="true" form="prefix" stretchy="false">(</mo>
                <mrow>
                  <mrow>
                    <mn>0</mn>
                    <mi>,</mi>
                    <mn>1</mn>
                  </mrow>
                </mrow>
                <mo fence="true" form="postfix" stretchy="false">)</mo>
              </mrow>
              <mo stretchy="false">+</mo>
              <mi>f</mi>
            </mrow>
            <mrow>
              <mrow>
                <mo fence="true" form="prefix" stretchy="false">(</mo>
                <mrow>
                  <mrow>
                    <mn>1</mn>
                    <mi>,</mi>
                    <mn>0</mn>
                  </mrow>
                </mrow>
                <mo fence="true" form="postfix" stretchy="false">)</mo>
              </mrow>
              <mo stretchy="false">+</mo>
              <mi>f</mi>
            </mrow>
            <mrow>
              <mo fence="true" form="prefix" stretchy="false">(</mo>
              <mrow>
                <mrow>
                  <mn>1</mn>
                  <mi>,</mi>
                  <mn>1</mn>
                </mrow>
              </mrow>
              <mo fence="true" form="postfix" stretchy="false">)</mo>
            </mrow>
          </mrow>
          <mn>2</mn>
        </mfrac>
      </mrow>
      <mi>,</mi>
      <mspace width="2em"/>
      <mrow>
        <mi>k</mi>
        <mo stretchy="false">=</mo>
        <msup>
          <mrow>
            <mo fence="true" form="prefix" stretchy="false">(</mo>
            <mrow>
              <mrow>
                <msub>
                  <mi>k</mi>
                  <mn>1</mn>
                </msub>
                <mi>,</mi>
                <msub>
                  <mi>k</mi>
                  <mn>2</mn>
                </msub>
              </mrow>
            </mrow>
            <mo fence="true" form="postfix" stretchy="false">)</mo>
          </mrow>
          <mi>T</mi>
        </msup>
        <mo stretchy="false">∈</mo>
        <msup>
          <mi>Z</mi>
          <mn>2</mn>
        </msup>
      </mrow>
    </mrow>
    <annotation encoding="StarMath 5.0">f(k_{1}, k_{2}) = {f(0,0)+f(0,1)+f(1,0)+f(1,1)} over {2}, ~ k=(k_{1},k_{2})^{T} in Z^{2}</annotation>
  </semantics>
</math>
</file>

<file path=Object 17/content.xml><?xml version="1.0" encoding="utf-8"?>
<math xmlns="http://www.w3.org/1998/Math/MathML" display="block">
  <semantics>
    <mi>R</mi>
    <annotation encoding="StarMath 5.0">R</annotation>
  </semantics>
</math>
</file>

<file path=Object 18/content.xml><?xml version="1.0" encoding="utf-8"?>
<math xmlns="http://www.w3.org/1998/Math/MathML" display="block">
  <semantics>
    <mrow>
      <mi>f</mi>
      <mo stretchy="false">=</mo>
      <mrow>
        <mo fence="true" form="prefix" stretchy="false">(</mo>
        <mrow>
          <mrow>
            <msub>
              <mi>f</mi>
              <mn>1</mn>
            </msub>
            <mi>,</mi>
            <mn>...</mn>
            <mi>,</mi>
            <msub>
              <mi>f</mi>
              <mi>K</mi>
            </msub>
          </mrow>
        </mrow>
        <mo fence="true" form="postfix" stretchy="false">)</mo>
      </mrow>
    </mrow>
    <annotation encoding="StarMath 5.0">f=(f_{1},...,f_{K})</annotation>
  </semantics>
</math>
</file>

<file path=Object 19/content.xml><?xml version="1.0" encoding="utf-8"?>
<math xmlns="http://www.w3.org/1998/Math/MathML" display="block">
  <semantics>
    <mrow>
      <mrow>
        <msub>
          <mi>f</mi>
          <mi>j</mi>
        </msub>
        <mo stretchy="false">∈</mo>
        <mover accent="true">
          <mi>C</mi>
          <mo>¯</mo>
        </mover>
      </mrow>
      <mrow>
        <mo fence="true" form="prefix" stretchy="false">[</mo>
        <mrow>
          <mrow>
            <mn>0</mn>
            <mi>,</mi>
            <mn>1</mn>
          </mrow>
        </mrow>
        <mo fence="true" form="postfix" stretchy="false">]</mo>
      </mrow>
      <mi>,</mi>
      <mspace width="2em"/>
      <mrow>
        <mi>j</mi>
        <mo stretchy="false">=</mo>
        <mn>1</mn>
      </mrow>
      <mi>,</mi>
      <mn>...</mn>
      <mi>,</mi>
      <mi>K</mi>
    </mrow>
    <annotation encoding="StarMath 5.0">f_{j} in overline {C}[0,1], ~ j=1,...,K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v</mi>
              <mi>l</mi>
            </msub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sub>
                <mrow>
                  <mo fence="true" form="prefix" stretchy="false">(</mo>
                  <mrow>
                    <mrow>
                      <mi>r</mi>
                      <mo stretchy="false">∗</mo>
                      <mi>u</mi>
                    </mrow>
                  </mrow>
                  <mo fence="true" form="postfix" stretchy="false">)</mo>
                </mrow>
                <mi>l</mi>
              </msub>
            </mrow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row>
                <mo stretchy="false">∫</mo>
                <mrow>
                  <msub>
                    <mo stretchy="false">∫</mo>
                    <mi>R</mi>
                  </msub>
                  <msub>
                    <mrow>
                      <mo fence="true" form="prefix" stretchy="false">(</mo>
                      <mrow>
                        <mrow>
                          <mi>r</mi>
                          <mrow>
                            <mo fence="true" form="prefix" stretchy="false">(</mo>
                            <mrow>
                              <mrow>
                                <mrow>
                                  <msub>
                                    <mi>x</mi>
                                    <mn>1</mn>
                                  </msub>
                                  <mo stretchy="false">−</mo>
                                  <msub>
                                    <mi>y</mi>
                                    <mn>1</mn>
                                  </msub>
                                </mrow>
                                <mi>,</mi>
                                <mrow>
                                  <msub>
                                    <mi>x</mi>
                                    <mn>2</mn>
                                  </msub>
                                  <mo stretchy="false">−</mo>
                                  <msub>
                                    <mi>y</mi>
                                    <mn>2</mn>
                                  </msub>
                                </mrow>
                              </mrow>
                            </mrow>
                            <mo fence="true" form="postfix" stretchy="false">)</mo>
                          </mrow>
                          <mi>u</mi>
                          <mrow>
                            <mo fence="true" form="prefix" stretchy="false">(</mo>
                            <mrow>
                              <mrow>
                                <msub>
                                  <mi>y</mi>
                                  <mn>1</mn>
                                </msub>
                                <mi>,</mi>
                                <msub>
                                  <mi>y</mi>
                                  <mn>2</mn>
                                </msub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i>l</mi>
                  </msub>
                </mrow>
              </mrow>
            </mrow>
            <msub>
              <mi mathvariant="italic">dy</mi>
              <mn>1</mn>
            </msub>
            <mrow>
              <msub>
                <mi mathvariant="italic">dy</mi>
                <mn>2</mn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∫</mo>
                <mrow>
                  <msub>
                    <mo stretchy="false">∫</mo>
                    <mi>R</mi>
                  </msub>
                  <mrow>
                    <msubsup>
                      <mo stretchy="false">∑</mo>
                      <mrow>
                        <mi>j</mi>
                        <mo stretchy="false">=</mo>
                        <mn>1</mn>
                      </mrow>
                      <mi>I</mi>
                    </msubsup>
                    <msub>
                      <mi>r</mi>
                      <mrow>
                        <mi>l</mi>
                        <mi>,</mi>
                        <mi>j</mi>
                      </mrow>
                    </msub>
                  </mrow>
                </mrow>
              </mrow>
            </mrow>
            <mrow>
              <mrow>
                <mo fence="true" form="prefix" stretchy="false">(</mo>
                <mrow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y</mi>
                        <mn>1</mn>
                      </msub>
                    </mrow>
                    <mi>,</mi>
                    <mrow>
                      <msub>
                        <mi>x</mi>
                        <mn>2</mn>
                      </msub>
                      <mo stretchy="false">−</mo>
                      <msub>
                        <mi>y</mi>
                        <mn>2</mn>
                      </msub>
                    </mrow>
                  </mrow>
                </mrow>
                <mo fence="true" form="postfix" stretchy="false">)</mo>
              </mrow>
              <mo stretchy="false">⋅</mo>
              <msub>
                <mi>u</mi>
                <mi>j</mi>
              </msub>
            </mrow>
            <mrow>
              <mo fence="true" form="prefix" stretchy="false">(</mo>
              <mrow>
                <mrow>
                  <msub>
                    <mi>y</mi>
                    <mn>1</mn>
                  </msub>
                  <mi>,</mi>
                  <msub>
                    <mi>y</mi>
                    <mn>2</mn>
                  </msub>
                </mrow>
              </mrow>
              <mo fence="true" form="postfix" stretchy="false">)</mo>
            </mrow>
            <msub>
              <mi mathvariant="italic">dy</mi>
              <mn>1</mn>
            </msub>
            <mrow>
              <msub>
                <mi mathvariant="italic">dy</mi>
                <mn>2</mn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I</mi>
                </msubsup>
                <mrow>
                  <mo fence="true" form="prefix" stretchy="false">(</mo>
                  <mrow>
                    <mrow>
                      <msub>
                        <mi>r</mi>
                        <mrow>
                          <mi>l</mi>
                          <mi>,</mi>
                          <mi>j</mi>
                        </mrow>
                      </msub>
                      <mo stretchy="false">∗</mo>
                      <msub>
                        <mi>u</mi>
                        <mi>j</mi>
                      </msub>
                    </mrow>
                  </mrow>
                  <mo fence="true" form="postfix" stretchy="false">)</mo>
                </mrow>
              </mrow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  <mspace width="2em"/>
            <msub>
              <mi>x</mi>
              <mn>1</mn>
            </msub>
            <mi>,</mi>
            <mrow>
              <msub>
                <mi>x</mi>
                <mn>2</mn>
              </msub>
              <mo stretchy="false">∈</mo>
              <mi>R</mi>
            </mrow>
          </mrow>
        </mtd>
      </mtr>
    </mtable>
    <annotation encoding="StarMath 5.0">v_{l}(x_{1},x_{2}) = (r*u)_{l}(x_{1},x_{2}) = int int_{R} (r(x_{1}-y_{1},x_{2}-y_{2}) u(y_{1},y_{2}))_{l} dy_{1}dy_{2} = {}newLine{}
                                            = int int_{R} sum_{j=1}^{I} r_{l,j}(x_{1}-y_{1},x_{2}-y_{2}) cdot u_{j}(y_{1},y_{2}) dy_{1}dy_{2} = {}newLine{}
                                            = sum_{j=1}^{I} (r_{l,j} * u_{j})(x_{1},x_{2}) ~ x_{1},x_{2}in R
</annotation>
  </semantics>
</math>
</file>

<file path=Object 20/content.xml><?xml version="1.0" encoding="utf-8"?>
<math xmlns="http://www.w3.org/1998/Math/MathML" display="block">
  <semantics>
    <mrow>
      <mi>I</mi>
      <mi>,</mi>
      <mrow>
        <mi>O</mi>
        <mo stretchy="false">∈</mo>
        <mi>N</mi>
      </mrow>
    </mrow>
    <annotation encoding="StarMath 5.0">I,O in N</annotation>
  </semantics>
</math>
</file>

<file path=Object 21/content.xml><?xml version="1.0" encoding="utf-8"?>
<math xmlns="http://www.w3.org/1998/Math/MathML" display="block">
  <semantics>
    <mrow>
      <mrow>
        <mi>r</mi>
        <mo stretchy="false">∈</mo>
        <msub>
          <mi>C</mi>
          <mrow>
            <mi>p</mi>
            <mi>,</mi>
            <mrow>
              <mi>O</mi>
              <mo stretchy="false">×</mo>
              <mi>I</mi>
            </mrow>
          </mrow>
        </msub>
      </mrow>
      <mi>,</mi>
      <mspace width="2em"/>
      <mrow>
        <mi>u</mi>
        <mo stretchy="false">∈</mo>
        <msub>
          <mi>C</mi>
          <mrow>
            <mi>p</mi>
            <mi>,</mi>
            <mi>I</mi>
          </mrow>
        </msub>
      </mrow>
    </mrow>
    <annotation encoding="StarMath 5.0">r in C_{p,O times I}, ~ u in C_{p,I}</annotation>
  </semantics>
</math>
</file>

<file path=Object 2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sub>
                  <mi>u</mi>
                  <mn>1</mn>
                </msub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,</mi>
                <mn>...</mn>
                <mi>,</mi>
                <msub>
                  <mi>u</mi>
                  <mi>I</mi>
                </msub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  <mi>T</mi>
        </msup>
      </mrow>
      <mi>,</mi>
      <mspace width="2em"/>
      <mrow>
        <mi>x</mi>
        <mo stretchy="false">=</mo>
        <msup>
          <mrow>
            <mo fence="true" form="prefix" stretchy="false">(</mo>
            <mrow>
              <mrow>
                <msub>
                  <mi>x</mi>
                  <mn>1</mn>
                </msub>
                <mi>,</mi>
                <msub>
                  <mi>x</mi>
                  <mn>2</mn>
                </msub>
              </mrow>
            </mrow>
            <mo fence="true" form="postfix" stretchy="false">)</mo>
          </mrow>
          <mi>T</mi>
        </msup>
        <mo stretchy="false">∈</mo>
        <msup>
          <mi>R</mi>
          <mn>2</mn>
        </msup>
      </mrow>
    </mrow>
    <annotation encoding="StarMath 5.0">u(x) = (u_{1}(x),...,u_{I}(x))^{T}, ~ x=(x_{1},x_{2})^{T} in R^2</annotation>
  </semantics>
</math>
</file>

<file path=Object 2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sub>
                  <mi>u</mi>
                  <mi>j</mi>
                </msub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  <mi>T</mi>
        </msup>
      </mrow>
    </mrow>
    <annotation encoding="StarMath 5.0">u(x) = (u_{j}(x))^{T}</annotation>
  </semantics>
</math>
</file>

<file path=Object 24/content.xml><?xml version="1.0" encoding="utf-8"?>
<math xmlns="http://www.w3.org/1998/Math/MathML" display="block">
  <semantics>
    <mrow>
      <msub>
        <mi>u</mi>
        <mi>j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o stretchy="false">∑</mo>
            <mrow>
              <mi>k</mi>
              <mo stretchy="false">∈</mo>
              <mi>Z</mi>
            </mrow>
          </msub>
          <mrow>
            <mo fence="true" form="prefix" stretchy="false">(</mo>
            <mrow>
              <mrow>
                <msub>
                  <mi>U</mi>
                  <mrow>
                    <mi>k</mi>
                    <mi>,</mi>
                    <mi>j</mi>
                  </mrow>
                </msub>
                <mo stretchy="false">∗</mo>
                <msup>
                  <mi>e</mi>
                  <mrow>
                    <mrow>
                      <mi>i</mi>
                      <mo stretchy="false">∗</mo>
                      <mn>2</mn>
                    </mrow>
                    <mrow>
                      <mi>k</mi>
                      <mo stretchy="false">∗</mo>
                      <mi mathvariant="italic">pi</mi>
                      <mo stretchy="false">∗</mo>
                      <msub>
                        <mi>x</mi>
                        <mn>1</mn>
                      </msub>
                    </mrow>
                  </mrow>
                </msup>
                <mo stretchy="false">∗</mo>
                <msup>
                  <mi>e</mi>
                  <mrow>
                    <mrow>
                      <mi>i</mi>
                      <mo stretchy="false">∗</mo>
                      <mn>2</mn>
                    </mrow>
                    <mrow>
                      <mi>k</mi>
                      <mo stretchy="false">∗</mo>
                      <mi mathvariant="italic">pi</mi>
                      <mo stretchy="false">∗</mo>
                      <msub>
                        <mi>x</mi>
                        <mn>2</mn>
                      </msub>
                    </mrow>
                  </mrow>
                </msup>
              </mrow>
            </mrow>
            <mo fence="true" form="postfix" stretchy="false">)</mo>
          </mrow>
        </mrow>
      </mrow>
      <mi>,</mi>
      <mspace width="2em"/>
      <mrow>
        <mi>x</mi>
        <mo stretchy="false">=</mo>
        <msup>
          <mrow>
            <mo fence="true" form="prefix" stretchy="false">(</mo>
            <mrow>
              <mrow>
                <msub>
                  <mi>x</mi>
                  <mn>1</mn>
                </msub>
                <mi>,</mi>
                <msub>
                  <mi>x</mi>
                  <mn>2</mn>
                </msub>
              </mrow>
            </mrow>
            <mo fence="true" form="postfix" stretchy="false">)</mo>
          </mrow>
          <mi>T</mi>
        </msup>
        <mo stretchy="false">∈</mo>
        <msup>
          <mi>R</mi>
          <mn>2</mn>
        </msup>
      </mrow>
    </mrow>
    <annotation encoding="StarMath 5.0">u_{j}(x)=sum_{k in Z}
			 (U_{k,j}*e^{i*2k*pi*x_{1}}*e^{i*2k*pi*x_{2}})
			 , ~ x=(x_{1},x_{2})^{T} in R^2</annotation>
  </semantics>
</math>
</file>

<file path=Object 2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sub>
                <mi>r</mi>
                <mrow>
                  <mi>l</mi>
                  <mi>,</mi>
                  <mi>j</mi>
                </mrow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∈</mo>
        <msup>
          <mi>R</mi>
          <mrow>
            <mi>O</mi>
            <mo stretchy="false">×</mo>
            <mi>I</mi>
          </mrow>
        </msup>
      </mrow>
    </mrow>
    <annotation encoding="StarMath 5.0">r(x) = (r_{l,j}(x)) in R^{O times I}</annotation>
  </semantics>
</math>
</file>

<file path=Object 26/content.xml><?xml version="1.0" encoding="utf-8"?>
<math xmlns="http://www.w3.org/1998/Math/MathML" display="block">
  <semantics>
    <mrow>
      <msub>
        <mi>r</mi>
        <mrow>
          <mi>l</mi>
          <mi>,</mi>
          <mi>j</mi>
        </mrow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o stretchy="false">∑</mo>
            <mrow>
              <mi>k</mi>
              <mo stretchy="false">∈</mo>
              <mi>Z</mi>
            </mrow>
          </msub>
          <mrow>
            <mo fence="true" form="prefix" stretchy="false">(</mo>
            <mrow>
              <mrow>
                <msub>
                  <mi>R</mi>
                  <mrow>
                    <mi>k</mi>
                    <mi>,</mi>
                    <mi>l</mi>
                    <mi>,</mi>
                    <mi>j</mi>
                  </mrow>
                </msub>
                <mo stretchy="false">∗</mo>
                <msup>
                  <mi>e</mi>
                  <mrow>
                    <mrow>
                      <mi>i</mi>
                      <mo stretchy="false">∗</mo>
                      <mn>2</mn>
                    </mrow>
                    <mrow>
                      <mi>k</mi>
                      <mo stretchy="false">∗</mo>
                      <mi mathvariant="italic">pi</mi>
                      <mo stretchy="false">∗</mo>
                      <msub>
                        <mi>x</mi>
                        <mn>1</mn>
                      </msub>
                    </mrow>
                  </mrow>
                </msup>
                <mo stretchy="false">∗</mo>
                <msup>
                  <mi>e</mi>
                  <mrow>
                    <mrow>
                      <mi>i</mi>
                      <mo stretchy="false">∗</mo>
                      <mn>2</mn>
                    </mrow>
                    <mrow>
                      <mi>k</mi>
                      <mo stretchy="false">∗</mo>
                      <mi mathvariant="italic">pi</mi>
                      <mo stretchy="false">∗</mo>
                      <msub>
                        <mi>x</mi>
                        <mn>2</mn>
                      </msub>
                    </mrow>
                  </mrow>
                </msup>
              </mrow>
            </mrow>
            <mo fence="true" form="postfix" stretchy="false">)</mo>
          </mrow>
        </mrow>
      </mrow>
      <mi>,</mi>
      <mspace width="2em"/>
      <mrow>
        <mi>x</mi>
        <mo stretchy="false">=</mo>
        <msup>
          <mrow>
            <mo fence="true" form="prefix" stretchy="false">(</mo>
            <mrow>
              <mrow>
                <msub>
                  <mi>x</mi>
                  <mn>1</mn>
                </msub>
                <mi>,</mi>
                <msub>
                  <mi>x</mi>
                  <mn>2</mn>
                </msub>
              </mrow>
            </mrow>
            <mo fence="true" form="postfix" stretchy="false">)</mo>
          </mrow>
          <mi>T</mi>
        </msup>
        <mo stretchy="false">∈</mo>
        <msup>
          <mi>R</mi>
          <mn>2</mn>
        </msup>
      </mrow>
    </mrow>
    <annotation encoding="StarMath 5.0">r_{l,j}(x)=sum_{k in Z}
			 (R_{k,l,j}*e^{i*2k*pi*x_{1}}*e^{i*2k*pi*x_{2}})
			 , ~ x=(x_{1},x_{2})^{T} in R^2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v</mi>
              <mi>l</mi>
            </msub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sup>
                <mo stretchy="false">ℱ</mo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row>
                  <mo stretchy="false">ℱ</mo>
                  <mrow>
                    <mo fence="true" form="prefix" stretchy="false">(</mo>
                    <mrow>
                      <mi>r</mi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row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form="postfix" stretchy="false">)</mo>
                    </mrow>
                    <mo stretchy="false">∗</mo>
                    <mo stretchy="false">ℱ</mo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sub>
                    <mrow>
                      <mo fence="true" form="prefix" stretchy="false">(</mo>
                      <mrow>
                        <mrow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form="postfix" stretchy="false">)</mo>
                    </mrow>
                    <mi>l</mi>
                  </msub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sup>
                <mo stretchy="false">ℱ</mo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row>
                  <mrow>
                    <msubsup>
                      <mo stretchy="false">∑</mo>
                      <mrow>
                        <mi>j</mi>
                        <mo stretchy="false">=</mo>
                        <mn>1</mn>
                      </mrow>
                      <mi>I</mi>
                    </msubsup>
                    <mo stretchy="false">ℱ</mo>
                  </mrow>
                  <mrow>
                    <mo fence="true" form="prefix" stretchy="false">(</mo>
                    <mrow>
                      <msub>
                        <mi>r</mi>
                        <mrow>
                          <mi>l</mi>
                          <mi>,</mi>
                          <mi>j</mi>
                        </mrow>
                      </msub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row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form="postfix" stretchy="false">)</mo>
                    </mrow>
                    <mo stretchy="false">∗</mo>
                    <mo stretchy="false">ℱ</mo>
                  </mrow>
                  <mrow>
                    <mo fence="true" form="prefix" stretchy="false">(</mo>
                    <mrow>
                      <msub>
                        <mi>u</mi>
                        <mi>j</mi>
                      </msub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sub>
                          <mi>y</mi>
                          <mn>1</mn>
                        </msub>
                        <mi>,</mi>
                        <msub>
                          <mi>y</mi>
                          <mn>2</mn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sub>
                <mrow>
                  <mo fence="true" form="prefix" stretchy="false">(</mo>
                  <mrow>
                    <mrow>
                      <msub>
                        <mi>F</mi>
                        <mi>r</mi>
                      </msub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i>l</mi>
              </msub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  <mspace width="2em"/>
            <msub>
              <mi>x</mi>
              <mn>1</mn>
            </msub>
            <mi>,</mi>
            <mrow>
              <msub>
                <mi>x</mi>
                <mn>2</mn>
              </msub>
              <mo stretchy="false">∈</mo>
              <mi>R</mi>
            </mrow>
          </mrow>
        </mtd>
      </mtr>
    </mtable>
    <annotation encoding="StarMath 5.0">v_{l}(x_{1},x_{2}) = fourier^{-1}(fourier(r)(y_{1},y_{2})*fourier(u)(y_{1},y_{2})_{l})(x_{1},x_{2}) = {}newLine{} 
                   = fourier^{-1}(sum_{j=1}^{I}fourier(r_{l,j})(y_{1},y_{2})*fourier(u_{j})(y_{1},y_{2}))(x_{1},x_{2}) = {}newLine{} 
                   = (F_{r}(u))_{l}(x_{1},x_{2}) ~ x_{1},x_{2}in R
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sup>
          <mo stretchy="false">ℱ</mo>
          <mrow>
            <mo stretchy="false">−</mo>
            <mn>1</mn>
          </mrow>
        </msup>
      </mrow>
      <mrow>
        <mrow>
          <mo fence="true" form="prefix" stretchy="false">(</mo>
          <mrow>
            <mrow>
              <mo stretchy="false">ℱ</mo>
              <mrow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  <mo stretchy="false">∗</mo>
                <mo stretchy="false">ℱ</mo>
              </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sub>
          <mi>F</mi>
          <mi>r</mi>
        </msub>
      </mrow>
      <mrow>
        <mo fence="true" form="prefix" stretchy="false">(</mo>
        <mrow>
          <mi>u</mi>
        </mrow>
        <mo fence="true" form="postfix" stretchy="false">)</mo>
      </mrow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  <mspace width="2em"/>
      <msub>
        <mi>x</mi>
        <mn>1</mn>
      </msub>
      <mi>,</mi>
      <mrow>
        <msub>
          <mi>x</mi>
          <mn>2</mn>
        </msub>
        <mo stretchy="false">∈</mo>
        <mi>R</mi>
      </mrow>
    </mrow>
    <annotation encoding="StarMath 5.0">v(x_{1},x_{2}) = fourier^{-1}(fourier(r)*fourier(u)) = F_{r}(u)(x_{1},x_{2}) ~ x_{1},x_{2}in R
</annotation>
  </semantics>
</math>
</file>

<file path=Object 5/content.xml><?xml version="1.0" encoding="utf-8"?>
<math xmlns="http://www.w3.org/1998/Math/MathML" display="block">
  <semantics>
    <mrow>
      <mrow>
        <mi>r</mi>
        <mo stretchy="false">∈</mo>
        <msub>
          <mi>C</mi>
          <mrow>
            <mi>p</mi>
            <mi>,</mi>
            <mrow>
              <mi>O</mi>
              <mo stretchy="false">×</mo>
              <mi>I</mi>
            </mrow>
          </mrow>
        </msub>
      </mrow>
      <mi>,</mi>
      <mspace width="2em"/>
      <mrow>
        <mi>u</mi>
        <mo stretchy="false">∈</mo>
        <msub>
          <mi>C</mi>
          <mrow>
            <mi>p</mi>
            <mi>,</mi>
            <mi>I</mi>
          </mrow>
        </msub>
      </mrow>
      <mi>,</mi>
      <mspace width="2em"/>
      <mrow>
        <mi>v</mi>
        <mo stretchy="false">=</mo>
        <mrow>
          <mi>r</mi>
          <mo stretchy="false">∗</mo>
          <mi>u</mi>
        </mrow>
        <mo stretchy="false">∈</mo>
        <msub>
          <mi>C</mi>
          <mrow>
            <mi>p</mi>
            <mi>,</mi>
            <mi>O</mi>
          </mrow>
        </msub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R</mi>
      </mrow>
      <mi>,</mi>
    </mrow>
    <annotation encoding="StarMath 5.0">r in C_{p,O times I},~u in C_{p,I},~v = r*u in C_{p,O}, forall x_{1},x_{2} in R, </annotation>
  </semantics>
</math>
</file>

<file path=Object 6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o stretchy="false">ℱ</mo>
          <mrow>
            <mo stretchy="false">−</mo>
            <mn>1</mn>
          </mrow>
        </msup>
      </mrow>
      <mrow>
        <mrow>
          <mo fence="true" form="prefix" stretchy="false">(</mo>
          <mrow>
            <mrow>
              <mo stretchy="false">ℱ</mo>
              <mrow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  <mo stretchy="false">∗</mo>
                <mo stretchy="false">ℱ</mo>
              </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sub>
          <mi>F</mi>
          <mi>r</mi>
        </msub>
      </mrow>
      <mrow>
        <mo fence="true" form="prefix" stretchy="false">(</mo>
        <mrow>
          <mi>u</mi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  <mspace width="2em"/>
      <mrow>
        <mi>x</mi>
        <mo stretchy="false">∈</mo>
        <msup>
          <mi>R</mi>
          <mn>2</mn>
        </msup>
      </mrow>
      <mspace/>
    </mrow>
    <annotation encoding="StarMath 5.0">v(x) = fourier^{-1}(fourier(r)*fourier(u)) = F_{r}(u)(x) ~ x in R^2 ~
</annotation>
  </semantics>
</math>
</file>

<file path=Object 7/content.xml><?xml version="1.0" encoding="utf-8"?>
<math xmlns="http://www.w3.org/1998/Math/MathML" display="block">
  <semantics>
    <msub>
      <mi>C</mi>
      <mrow>
        <mi>p</mi>
        <mi>,</mi>
        <mi>K</mi>
      </mrow>
    </msub>
    <annotation encoding="StarMath 5.0">C_{p,K}</annotation>
  </semantics>
</math>
</file>

<file path=Object 8/content.xml><?xml version="1.0" encoding="utf-8"?>
<math xmlns="http://www.w3.org/1998/Math/MathML" display="block">
  <semantics>
    <mrow>
      <mover accent="true">
        <mi>C</mi>
        <mo>¯</mo>
      </mover>
      <mrow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  <mo stretchy="false">=</mo>
        <mi>C</mi>
      </mrow>
      <msub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  <mrow>
          <mrow>
            <mo fence="true" form="prefix" stretchy="false">(</mo>
            <mrow>
              <mrow>
                <mn>0</mn>
                <mi>,</mi>
                <mn>1</mn>
              </mrow>
            </mrow>
            <mo fence="true" form="postfix" stretchy="false">)</mo>
          </mrow>
          <mo stretchy="false">×</mo>
          <mrow>
            <mo fence="true" form="prefix" stretchy="false">(</mo>
            <mrow>
              <mrow>
                <mn>0</mn>
                <mi>,</mi>
                <mn>1</mn>
              </mrow>
            </mrow>
            <mo fence="true" form="postfix" stretchy="false">)</mo>
          </mrow>
        </mrow>
      </msub>
    </mrow>
    <annotation encoding="StarMath 5.0">overline {C}[0,1] = C[0,1]_{(0,1) times (0,1)} </annotation>
  </semantics>
</math>
</file>

<file path=Object 9/content.xml><?xml version="1.0" encoding="utf-8"?>
<math xmlns="http://www.w3.org/1998/Math/MathML" display="block">
  <semantics>
    <mrow>
      <msub>
        <mi>C</mi>
        <mi>p</mi>
      </msub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i>R</mi>
      </mrow>
      <mrow>
        <mspace width="2em"/>
        <mo stretchy="false">+</mo>
        <mspace/>
      </mrow>
    </mrow>
    <annotation encoding="StarMath 5.0">C_{p}(R)=R ~ + ~ </annotation>
  </semantics>
</math>
</file>